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29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 Василий Курагин (петербургский придворный) и три княжны — все они дальние родственники 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 — бедная дама из аристокра­ти­ческого старинного рода, самозабвенно преданная своему сыну Борису и везде ищущая покрови­тельства для него, — мешает выкрасть портфель, и огромное состояние достаётся 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2S</meta:editing-duration>
    <meta:editing-cycles>12</meta:editing-cycles>
    <meta:generator>LibreOffice/5.1.1.3$Windows_X86_64 LibreOffice_project/89f508ef3ecebd2cfb8e1def0f0ba9a803b88a6d</meta:generator>
    <dc:date>2017-11-29T11:24:07.798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